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18" table:end-x="3.72mm" table:end-y="1.1mm" draw:z-index="0" draw:name="Chart 1" draw:style-name="gr1" draw:text-style-name="P1" svg:width="231.61mm" svg:height="68.2mm" svg:x="6.39mm" svg:y="0.64mm">
              <loext:p draw:notify-on-update-of-ranges="daily.A3:daily.A199 daily.L2:daily.L2 daily.L3:daily.L19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2.11666666666667" calcext:value-type="float">
            <text:p>-2</text:p>
          </table:table-cell>
          <table:table-cell table:style-name="ce42" table:formula="of:=SUM([.H3:.H28])" office:value-type="float" office:value="-2.11666666666667" calcext:value-type="float">
            <text:p>-2</text:p>
          </table:table-cell>
          <table:table-cell table:style-name="ce42" table:formula="of:=SUM([.I3:.I28])" office:value-type="float" office:value="-1.92083333333333" calcext:value-type="float">
            <text:p>-2</text:p>
          </table:table-cell>
          <table:table-cell table:style-name="ce42" table:formula="of:=SUM([.J3:.J28])" office:value-type="float" office:value="3.91333333333334" calcext:value-type="float">
            <text:p>4</text:p>
          </table:table-cell>
          <table:table-cell table:style-name="ce42" table:formula="of:=SUM([.K3:.K28])" office:value-type="float" office:value="2.76916666666667" calcext:value-type="float">
            <text:p>3</text:p>
          </table:table-cell>
          <table:table-cell table:style-name="ce42" table:formula="of:=SUM([.L3:.L28])" office:value-type="float" office:value="-2.165" calcext:value-type="float">
            <text:p>-2</text:p>
          </table:table-cell>
          <table:table-cell table:style-name="ce42" table:formula="of:=SUM([.M3:.M28])" office:value-type="float" office:value="-3.13833333333334" calcext:value-type="float">
            <text:p>-3</text:p>
          </table:table-cell>
          <table:table-cell table:style-name="ce42" table:formula="of:=SUM([.N3:.N28])" office:value-type="float" office:value="-3.13833333333334" calcext:value-type="float">
            <text:p>-3</text:p>
          </table:table-cell>
          <table:table-cell table:style-name="ce42" table:formula="of:=SUM([.O3:.O28])" office:value-type="float" office:value="-3.13833333333334" calcext:value-type="float">
            <text:p>-3</text:p>
          </table:table-cell>
          <table:table-cell table:style-name="ce42" table:formula="of:=SUM([.P3:.P28])" office:value-type="float" office:value="-3.13833333333334" calcext:value-type="float">
            <text:p>-3</text:p>
          </table:table-cell>
          <table:table-cell table:style-name="ce42" table:formula="of:=SUM([.Q3:.Q28])" office:value-type="float" office:value="-3.13833333333334" calcext:value-type="float">
            <text:p>-3</text:p>
          </table:table-cell>
          <table:table-cell table:style-name="ce42" table:formula="of:=SUM([.R3:.R28])" office:value-type="float" office:value="-3.13833333333334" calcext:value-type="float">
            <text:p>-3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199])" office:value-type="float" office:value="161" calcext:value-type="float">
            <text:p>161</text:p>
          </table:table-cell>
          <table:table-cell table:formula="of:=SUM([$daily.C84:.C199])" office:value-type="float" office:value="640" calcext:value-type="float">
            <text:p>640</text:p>
          </table:table-cell>
          <table:table-cell table:formula="of:=SUM([$daily.F84:.F199])" office:value-type="float" office:value="-25.4" calcext:value-type="float">
            <text:p>-25</text:p>
          </table:table-cell>
          <table:table-cell table:style-name="ce41" table:formula="of:=[.D4]/[.C4]" office:value-type="percentage" office:value="-0.0396875" calcext:value-type="percentage">
            <text:p>-4%</text:p>
          </table:table-cell>
          <table:table-cell/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formula="of:=[.$D4]/12" office:value-type="float" office:value="-2.11666666666667" calcext:value-type="float">
            <text:p>-2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/00/0000</text:date>, <text:time style:data-style-name="N2" text:time-value="06:51:33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07:23:31.297000000</dc:date>
    <meta:generator>LibreOffice/5.2.6.2$Windows_X86_64 LibreOffice_project/a3100ed2409ebf1c212f5048fbe377c281438fdc</meta:generator>
    <meta:editing-duration>P1DT17H18M22S</meta:editing-duration>
    <meta:editing-cycles>19</meta:editing-cycles>
    <meta:document-statistic meta:table-count="3" meta:cell-count="134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2cm" svg:height="6.821cm" xlink:href=".." xlink:type="simple" chart:class="chart:line" chart:style-name="ch1">
        <chart:title svg:x="10.732cm" svg:y="0.272cm" chart:style-name="ch2">
          <text:p>closing</text:p>
        </chart:title>
        <chart:plot-area chart:style-name="ch3" table:cell-range-address="daily.A3:daily.A199 daily.L2:daily.L199" chart:data-source-has-labels="both" svg:x="0.463cm" svg:y="1.361cm" svg:width="22.236cm" svg:height="5.324cm">
          <chartooo:coordinate-region svg:x="1.147cm" svg:y="1.547cm" svg:width="20.974cm" svg:height="4.518cm"/>
          <chart:axis chart:dimension="x" chart:name="primary-x" chart:style-name="ch4" chartooo:axis-type="auto">
            <chartooo:date-scale/>
            <chart:categories table:cell-range-address="daily.A3:daily.A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199" chart:label-cell-address="daily.L2:daily.L2" chart:class="chart:line">
            <chart:data-point chart:repeated="1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199</svg:desc>
                </draw:g>
              </table:table-cell>
              <table:table-cell office:value-type="float" office:value="230.3">
                <text:p>230.3</text:p>
                <draw:g>
                  <svg:desc>daily.L3:daily.L199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